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41492CFE03301EF3.png" manifest:media-type="image/png"/>
  <manifest:file-entry manifest:full-path="Pictures/1000020100000500000004002E6D81CEBCDF3AA6.png" manifest:media-type="image/png"/>
  <manifest:file-entry manifest:full-path="Pictures/100002010000050000000400789006690995ADD9.png" manifest:media-type="image/png"/>
  <manifest:file-entry manifest:full-path="Pictures/100002010000050000000400C7A1E2ADFA3469F7.png" manifest:media-type="image/png"/>
  <manifest:file-entry manifest:full-path="Pictures/1000020100000500000004000C88386CE29382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208" officeooo:paragraph-rsid="00165208"/>
    </style:style>
    <style:style style:name="P2" style:family="paragraph" style:parent-style-name="Standard">
      <style:text-properties officeooo:rsid="0019e262" officeooo:paragraph-rsid="0019e262"/>
    </style:style>
    <style:style style:name="P3" style:family="paragraph" style:parent-style-name="Standard">
      <style:text-properties officeooo:rsid="0019e262" officeooo:paragraph-rsid="0019e2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9.902cm" svg:height="15.921cm" draw:z-index="2"><draw:image xlink:href="Pictures/100002010000050000000400C7A1E2ADFA3469F7.png" xlink:type="simple" xlink:show="embed" xlink:actuate="onLoad" loext:mime-type="image/png"/></draw:frame></text:p>
      <text:p text:style-name="P1">Exercici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width="17cm" svg:height="13.6cm" draw:z-index="3"><draw:image xlink:href="Pictures/1000020100000500000004000C88386CE29382BD.png" xlink:type="simple" xlink:show="embed" xlink:actuate="onLoad" loext:mime-type="image/png"/></draw:frame><text:soft-page-break/></text:p>
      <text:p text:style-name="P1"/>
      <text:p text:style-name="P1">Exercici 2</text:p>
      <text:p text:style-name="P1"/>
      <text:p text:style-name="P1"><draw:frame draw:style-name="fr1" draw:name="Imagen3" text:anchor-type="paragraph" svg:width="19.674cm" svg:height="16.046cm" draw:z-index="0"><draw:image xlink:href="Pictures/1000020100000500000004002E6D81CEBCDF3AA6.png" xlink:type="simple" xlink:show="embed" xlink:actuate="onLoad" loext:mime-type="image/png"/></draw:frame><text:soft-page-break/></text:p>
      <text:p text:style-name="P1"/>
      <text:p text:style-name="P1">Exercici 3</text:p>
      <text:p text:style-name="P1"/>
      <text:p text:style-name="P1"/>
      <text:p text:style-name="P1"><draw:frame draw:style-name="fr1" draw:name="Imagen4" text:anchor-type="paragraph" svg:width="19.696cm" svg:height="15.755cm" draw:z-index="1"><draw:image xlink:href="Pictures/10000201000005000000040041492CFE03301EF3.png" xlink:type="simple" xlink:show="embed" xlink:actuate="onLoad" loext:mime-type="image/png"/></draw:frame><text:soft-page-break/></text:p>
      <text:p text:style-name="P1"/>
      <text:p text:style-name="P1">Exercici 4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n5" text:anchor-type="paragraph" svg:width="18.77cm" svg:height="15.014cm" draw:z-index="4"><draw:image xlink:href="Pictures/100002010000050000000400789006690995ADD9.png" xlink:type="simple" xlink:show="embed" xlink:actuate="onLoad" loext:mime-type="image/png"/></draw:frame><text:soft-page-break/></text:p>
      <text:p text:style-name="P2">Exercici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48:46.791158359</meta:creation-date>
    <dc:date>2019-02-28T10:45:37.321250253</dc:date>
    <meta:editing-duration>PT30M37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5" meta:paragraph-count="5" meta:word-count="10" meta:character-count="50" meta:non-whitespace-character-count="45"/>
  </office:meta>
</office:document-meta>
</file>